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327cm" fo:min-width="6.423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5.933cm" fo:padding-top="0.139cm" fo:padding-bottom="0.139cm" fo:padding-left="0.264cm" fo:padding-right="0.264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71cm" fo:min-width="1.921cm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Штрих_20_точка" draw:fill="none" draw:textarea-vertical-align="middle"/>
    </style:style>
    <style:style style:name="gr9" style:family="graphic" style:parent-style-name="objectwithoutfill">
      <style:graphic-properties draw:stroke="dash" draw:stroke-dash="shtrih" draw:fill="none" draw:textarea-vertical-align="middle"/>
    </style:style>
    <style:style style:name="gr10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18cm" svg:stroke-color="#000000" draw:marker-start="Arrow_20_concave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0.3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0.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0.5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0.547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7" style:family="graphic" style:parent-style-name="standard">
      <style:graphic-properties draw:stroke="none" draw:fill="none" fo:min-height="0.5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style:font-name="Bitstream Charter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T4" style:family="text">
      <style:text-properties style:text-position="33% 58%" style:font-name="Bitstream Charter" fo:font-size="9pt" fo:font-style="italic" style:font-size-asian="9pt" style:font-style-asian="italic" style:font-size-complex="9pt" style:font-style-complex="italic"/>
    </style:style>
    <style:style style:name="T5" style:family="text">
      <style:text-properties style:text-position="0% 100%" style:font-name="Bitstream Charter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5cm" svg:y1="7.346cm" svg:x2="8.423cm" svg:y2="7.346cm">
          <text:p/>
        </draw:line>
        <draw:custom-shape draw:style-name="gr2" draw:text-style-name="P2" draw:layer="layout" svg:width="6.923cm" svg:height="0.577cm" svg:x="1.5cm" svg:y="7.3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46cm" svg:height="0.346cm" svg:x="2.30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46cm" svg:height="0.346cm" svg:x="7.26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.461cm" svg:height="0.231cm" svg:x="1.731cm" svg:y="6.654cm">
          <text:p/>
          <draw:enhanced-geometry svg:viewBox="0 0 21600 21600" draw:type="rectangle" draw:enhanced-path="M 0 0 L 21600 0 21600 21600 0 21600 0 0 Z N"/>
        </draw:custom-shape>
        <draw:polygon draw:style-name="gr5" draw:text-style-name="P3" draw:layer="layout" svg:width="0.294cm" svg:height="0.279cm" svg:x="2.342cm" svg:y="6.879cm" svg:viewBox="0 0 295 280" draw:points="143,280 295,6 0,0">
          <text:p/>
        </draw:polygon>
        <draw:polygon draw:style-name="gr5" draw:text-style-name="P3" draw:layer="layout" svg:width="0.294cm" svg:height="0.279cm" svg:x="7.304cm" svg:y="6.88cm" svg:viewBox="0 0 295 280" draw:points="143,280 295,6 0,0">
          <text:p/>
        </draw:polygon>
        <draw:line draw:style-name="gr1" draw:text-style-name="P1" draw:layer="layout" svg:x1="2.654cm" svg:y1="6.654cm" svg:x2="2.654cm" svg:y2="3.308cm">
          <text:p/>
        </draw:line>
        <draw:line draw:style-name="gr1" draw:text-style-name="P1" draw:layer="layout" svg:x1="7.269cm" svg:y1="6.654cm" svg:x2="7.269cm" svg:y2="3.308cm">
          <text:p/>
        </draw:line>
        <draw:circle draw:style-name="gr6" draw:text-style-name="P4" draw:layer="layout" svg:width="4.615cm" svg:height="4.615cm" svg:x="2.654cm" svg:y="1cm" draw:kind="arc" draw:start-angle="0" draw:end-angle="180">
          <text:p/>
        </draw:circle>
        <draw:custom-shape draw:style-name="gr7" draw:text-style-name="P3" draw:layer="layout" svg:width="3.461cm" svg:height="3.461cm" svg:x="3.231cm" svg:y="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846cm" svg:y1="3.308cm" svg:x2="8.192cm" svg:y2="3.308cm">
          <text:p/>
        </draw:line>
        <draw:line draw:style-name="gr9" draw:text-style-name="P1" draw:layer="layout" svg:x1="3.923cm" svg:y1="4.346cm" svg:x2="6cm" svg:y2="2.269cm">
          <text:p/>
        </draw:line>
        <draw:line draw:style-name="gr9" draw:text-style-name="P1" draw:layer="layout" svg:x1="6cm" svg:y1="4.346cm" svg:x2="3.923cm" svg:y2="2.269cm">
          <text:p/>
        </draw:line>
        <draw:line draw:style-name="gr10" draw:text-style-name="P1" draw:layer="layout" svg:x1="7.615cm" svg:y1="6.077cm" svg:x2="9cm" svg:y2="6.077cm">
          <text:p/>
        </draw:line>
        <draw:circle draw:style-name="gr11" draw:text-style-name="P4" draw:layer="layout" svg:width="2.307cm" svg:height="2.308cm" svg:x="3.808cm" svg:y="2.154cm" draw:kind="arc" draw:start-angle="180" draw:end-angle="225">
          <text:p/>
        </draw:circle>
        <draw:circle draw:style-name="gr11" draw:text-style-name="P4" draw:layer="layout" svg:width="2.307cm" svg:height="2.308cm" svg:x="3.808cm" svg:y="2.154cm" draw:kind="arc" draw:start-angle="225" draw:end-angle="315">
          <text:p/>
        </draw:circle>
        <draw:circle draw:style-name="gr11" draw:text-style-name="P4" draw:layer="layout" svg:width="2.307cm" svg:height="2.308cm" svg:x="3.808cm" svg:y="2.154cm" draw:kind="arc" draw:start-angle="315" draw:end-angle="135">
          <text:p/>
        </draw:circle>
        <draw:frame draw:style-name="gr12" draw:text-style-name="P5" draw:layer="layout" svg:width="0.868cm" svg:height="0.788cm" svg:x="7.732cm" svg:y="5.412cm">
          <draw:text-box>
            <text:p><text:span text:style-name="T1">w</text:span></text:p>
          </draw:text-box>
        </draw:frame>
        <draw:frame draw:style-name="gr13" draw:text-style-name="P5" draw:layer="layout" svg:width="0.96cm" svg:height="0.764cm" svg:x="5.34cm" svg:y="4.1cm">
          <draw:text-box>
            <text:p text:style-name="P6"><text:span text:style-name="T1">M</text:span><text:span text:style-name="T2">1</text:span></text:p>
          </draw:text-box>
        </draw:frame>
        <draw:frame draw:style-name="gr13" draw:text-style-name="P5" draw:layer="layout" svg:width="0.96cm" svg:height="0.764cm" svg:x="5.2cm" svg:y="1.7cm">
          <draw:text-box>
            <text:p text:style-name="P6"><text:span text:style-name="T1">M</text:span><text:span text:style-name="T2">2</text:span></text:p>
          </draw:text-box>
        </draw:frame>
        <draw:frame draw:style-name="gr13" draw:text-style-name="P5" draw:layer="layout" svg:width="0.96cm" svg:height="0.764cm" svg:x="3.309cm" svg:y="2.082cm">
          <draw:text-box>
            <text:p text:style-name="P6"><text:span text:style-name="T1">M</text:span><text:span text:style-name="T2">3</text:span></text:p>
          </draw:text-box>
        </draw:frame>
        <draw:frame draw:style-name="gr13" draw:text-style-name="P5" draw:layer="layout" svg:width="0.96cm" svg:height="0.764cm" svg:x="3.24cm" svg:y="3.7cm">
          <draw:text-box>
            <text:p text:style-name="P6"><text:span text:style-name="T1">M</text:span><text:span text:style-name="T2">4</text:span></text:p>
          </draw:text-box>
        </draw:frame>
        <draw:frame draw:style-name="gr14" draw:text-style-name="P7" draw:layer="layout" svg:width="1.048cm" svg:height="0.739cm" svg:x="4.5cm" svg:y="3.769cm">
          <draw:text-box>
            <text:p><text:span text:style-name="T3">90</text:span><text:span text:style-name="T4">o</text:span></text:p>
          </draw:text-box>
        </draw:frame>
        <draw:frame draw:style-name="gr15" draw:text-style-name="P7" draw:layer="layout" svg:width="1.047cm" svg:height="0.739cm" svg:x="3.808cm" svg:y="3.192cm">
          <draw:text-box>
            <text:p><text:span text:style-name="T5">45</text:span><text:span text:style-name="T4">o</text:span></text:p>
          </draw:text-box>
        </draw:frame>
        <draw:custom-shape draw:style-name="gr16" draw:text-style-name="P3" draw:layer="layout" svg:width="0.115cm" svg:height="0.115cm" svg:x="3.923cm" svg:y="4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115cm" svg:height="0.115cm" svg:x="5.885cm" svg:y="4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115cm" svg:height="0.116cm" svg:x="5.885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115cm" svg:height="0.116cm" svg:x="3.923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0.896cm" svg:height="0.788cm" svg:x="5.675cm" svg:y="2.154cm">
          <draw:text-box>
            <text:p text:style-name="P8"><text:span text:style-name="T1">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shtrih" draw:style="rect" draw:dots2="1" draw:dots2-length="0.3cm" draw:distance="0.1cm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4:26:23.835543782</meta:creation-date>
    <dc:date>2017-06-25T14:57:51.103267069</dc:date>
    <meta:editing-duration>PT19M36S</meta:editing-duration>
    <meta:editing-cycles>5</meta:editing-cycles>
    <meta:generator>LibreOffice/5.1.6.2$Linux_X86_64 LibreOffice_project/10m0$Build-2</meta:generator>
    <meta:document-statistic meta:object-count="30"/>
  </office:meta>
</office:document-meta>
</file>